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1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2" style:family="paragraph" style:parent-style-name="Text_20_body">
      <style:text-properties fo:font-size="10pt" style:font-size-asian="10pt" style:font-size-complex="10pt"/>
    </style:style>
    <style:style style:name="P4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use-window-font-color="true" style:font-name="Arial" fo:font-size="10pt" style:font-size-asian="10pt" style:font-name-complex="Arial" style:font-size-complex="10pt"/>
    </style:style>
    <style:style style:name="T30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1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4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style:style style:name="T37" style:family="text">
      <style:text-properties style:font-name-complex="Tahoma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2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29">БДКН-02: 0.1 – 10</text:span><text:span text:style-name="T31">4</text:span><text:span text:style-name="T29"> с</text:span><text:span text:style-name="T31">-1</text:span><text:span text:style-name="T30">·</text:span><text:span text:style-name="T29">см</text:span><text:span text:style-name="T31">-2 </text:span><text:span text:style-name="T29">;</text:span></text:p>
      <text:p text:style-name="P20"/>
      <text:p text:style-name="P7">Относительная погрешность измерения:</text:p>
      <text:p text:style-name="P6"><text:span text:style-name="T32">БДКН-02: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1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2"><text:span text:style-name="T7">- <text:s/></text:span><text:span text:style-name="T4">Атмосферное давление<text:tab/><text:tab/><text:tab/><text:tab/>98,5 </text:span><text:span text:style-name="T7">kPa</text:span></text:p>
      <text:p text:style-name="P32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2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8">Эталонные средства измерений: </text:p>
      <text:p text:style-name="P33"><text:span text:style-name="T7">- <text:s/></text:span><text:span text:style-name="T26">$facility_14</text:span><text:span text:style-name="T27">0;</text:span></text:p>
      <text:p text:style-name="P34"/>
      <text:p text:style-name="P35"/>
      <text:p text:style-name="P35">Данные проверки</text:p>
      <text:p text:style-name="P3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7"><text:span text:style-name="T12">Блок детектирования </text:span>нейтронного излучения с БДКН-0<text:span text:style-name="T10">2</text:span>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1.B2" office:value-type="string">
            <text:p text:style-name="P39">ИБН-8-6</text:p>
            <text:p text:style-name="P38"><text:span text:style-name="T10"><text:s text:c="3"/></text:span>№<text:span text:style-name="T10">010</text:span></text:p>
            <text:p text:style-name="P38"><text:span text:style-name="T10">R=1,0</text:span>м</text:p>
            <text:p text:style-name="P40">B(R)=0,863</text:p>
            <text:p text:style-name="P38"><text:span text:style-name="T28">φ</text:span><text:span text:style-name="T14">0i</text:span><text:span text:style-name="T10">=235</text:span></text:p>
            <text:p text:style-name="P39">2<text:span text:style-name="T33">·</text:span>10<text:span text:style-name="T35">2</text:span> - 10<text:span text:style-name="T35">3</text:span></text:p>
          </table:table-cell>
          <table:table-cell table:style-name="t1.F2" office:value-type="string">
            <text:p text:style-name="P39">ИБН-8-6</text:p>
            <text:p text:style-name="P38"><text:span text:style-name="T10"><text:s text:c="3"/></text:span>№<text:span text:style-name="T10">010</text:span></text:p>
            <text:p text:style-name="P38"><text:span text:style-name="T10">R=0,5</text:span>м</text:p>
            <text:p text:style-name="P40">B(R)=0,957</text:p>
            <text:p text:style-name="P38"><text:span text:style-name="T28">φ</text:span><text:span text:style-name="T14">0i</text:span><text:span text:style-name="T10">=1019</text:span></text:p>
            <text:p text:style-name="P39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±δ</text:span>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1.B3" office:value-type="string">
            <text:p text:style-name="P17">$<text:span text:style-name="T17">1</text:span>-00</text:p>
          </table:table-cell>
          <table:table-cell table:style-name="t1.B3" office:value-type="string">
            <text:p text:style-name="P17">$<text:span text:style-name="T17">1</text:span>-01</text:p>
          </table:table-cell>
          <table:table-cell table:style-name="t1.B3" office:value-type="string">
            <text:p text:style-name="P17">$<text:span text:style-name="T17">1</text:span>-02</text:p>
          </table:table-cell>
          <table:table-cell table:style-name="t1.B3" office:value-type="string">
            <text:p text:style-name="P17">$<text:span text:style-name="T17">1</text:span>-03</text:p>
          </table:table-cell>
          <table:table-cell table:style-name="t1.F3" office:value-type="string">
            <text:p text:style-name="P17">$<text:span text:style-name="T17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1"><text:span text:style-name="T19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42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7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3:08.65</dc:date>
    <meta:print-date>2019-04-03T15:18:00</meta:print-date>
    <meta:editing-cycles>153</meta:editing-cycles>
    <meta:editing-duration>PT9H48M47S</meta:editing-duration>
    <meta:generator>OpenOffice/4.1.6$Win32 OpenOffice.org_project/416m1$Build-9790</meta:generator>
    <meta:document-statistic meta:table-count="2" meta:image-count="1" meta:object-count="0" meta:page-count="1" meta:paragraph-count="91" meta:word-count="193" meta:character-count="1467"/>
  </office:meta>
</office:document-meta>
</file>